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272D00005C32481C2413.svm"/>
  <manifest:file-entry manifest:media-type="" manifest:full-path="Pictures/20000007000022A100001953564E0174.svm"/>
  <manifest:file-entry manifest:media-type="" manifest:full-path="Pictures/200000070000126700000A57D39CC2F0.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hu" fo:country="HU"/>
    </style:style>
    <style:style style:name="P2" style:family="paragraph" style:parent-style-name="Standard">
      <style:paragraph-properties fo:text-align="center" style:justify-single-word="false"/>
      <style:text-properties fo:language="hu" fo:country="HU"/>
    </style:style>
    <style:style style:name="P3" style:family="paragraph" style:parent-style-name="Standard" style:master-page-name="Standard">
      <style:paragraph-properties style:page-number="auto"/>
      <style:text-properties fo:language="hu" fo:country="HU"/>
    </style:style>
    <style:style style:name="P4" style:family="paragraph" style:parent-style-name="Standard">
      <style:text-properties fo:language="hu" fo:country="HU"/>
    </style:style>
    <style:style style:name="P5" style:family="paragraph" style:parent-style-name="Standard">
      <style:paragraph-properties fo:text-align="center" style:justify-single-word="false"/>
      <style:text-properties fo:language="hu" fo:country="HU"/>
    </style:style>
    <style:style style:name="P6" style:family="paragraph" style:parent-style-name="Standard">
      <style:paragraph-properties fo:margin-left="0in" fo:margin-right="0in" fo:text-indent="0in" style:auto-text-indent="false"/>
    </style:style>
    <style:style style:name="P7" style:family="paragraph" style:parent-style-name="Text_20_body">
      <style:text-properties fo:language="hu" fo:country="HU"/>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list-style-name="L2">
      <style:paragraph-properties fo:margin-left="0in" fo:margin-right="0in" fo:text-indent="0in" style:auto-text-indent="false"/>
    </style:style>
    <style:style style:name="P10" style:family="paragraph" style:parent-style-name="Heading_20_1" style:list-style-name="L1">
      <style:paragraph-properties fo:margin-left="0in" fo:margin-right="0in" fo:text-indent="0in" style:auto-text-indent="false"/>
      <style:text-properties fo:language="hu" fo:country="HU"/>
    </style:style>
    <style:style style:name="P11" style:family="paragraph" style:parent-style-name="Heading_20_2" style:list-style-name="">
      <style:paragraph-properties fo:margin-left="0.248in" fo:margin-right="0in" fo:text-indent="-0.248in" style:auto-text-indent="false"/>
    </style:style>
    <style:style style:name="P12" style:family="paragraph" style:parent-style-name="Heading_20_2">
      <style:paragraph-properties fo:margin-left="0in" fo:margin-right="0in" fo:text-indent="0in" style:auto-text-indent="false"/>
    </style:style>
    <style:style style:name="P13" style:family="paragraph" style:parent-style-name="Heading_20_3">
      <style:paragraph-properties fo:margin-left="0in" fo:margin-right="0in" fo:text-indent="0in" style:auto-text-indent="false">
        <style:tab-stops/>
      </style:paragraph-properties>
    </style:style>
    <style:style style:name="P14" style:family="paragraph" style:parent-style-name="Heading_20_3">
      <style:paragraph-properties fo:margin-left="0in" fo:margin-right="0in" fo:text-indent="-0.0102in" style:auto-text-indent="false">
        <style:tab-stops/>
      </style:paragraph-properties>
    </style:style>
    <style:style style:name="P15" style:family="paragraph" style:parent-style-name="Title">
      <style:paragraph-properties fo:text-align="center" style:justify-single-word="false"/>
      <style:text-properties fo:language="hu" fo:country="HU" style:font-name-asian="Times New Roman"/>
    </style:style>
    <style:style style:name="P16" style:family="paragraph" style:parent-style-name="Subtitle">
      <style:paragraph-properties fo:text-align="center" style:justify-single-word="false"/>
      <style:text-properties fo:language="hu" fo:country="HU"/>
    </style:style>
    <style:style style:name="T1" style:family="text">
      <style:text-properties fo:language="hu" fo:country="HU"/>
    </style:style>
    <style:style style:name="T2" style:family="text">
      <style:text-properties style:font-name-asian="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5">DroidLab keretrendszer – Android kliens</text:p>
      <text:p text:style-name="P16">Az Android alapú elosztott kutatási hálózat Android kliensének fejlesztői dokumentációja</text:p>
      <text:p text:style-name="P2"/>
      <text:p text:style-name="P2"/>
      <text:p text:style-name="P2"/>
      <text:p text:style-name="P2">Lajtha Balázs, Máté Miklós, Molnár Sándor, Mitcsenkov Attila, Vida Rolland</text:p>
      <text:p text:style-name="P2">2013. április – június</text:p>
      <text:p text:style-name="P1"/>
      <text:p text:style-name="P1"/>
      <text:p text:style-name="P1"/>
      <text:p text:style-name="P1"/>
      <text:list xml:id="list8738674225915032140" text:style-name="L1">
        <text:list-header>
          <text:p text:style-name="P10"><text:bookmark-start text:name="_Toc354642301"/><text:bookmark-start text:name="__RefHeading__837_1468588247"/><text:soft-page-break/>Bevezetés<text:bookmark-end text:name="_Toc354642301"/><text:bookmark-end text:name="__RefHeading__837_1468588247"/></text:p>
        </text:list-header>
      </text:list>
      <text:p text:style-name="P1">A prototípus pozitív eredményeinek a nyomán nekikezdtünk a mérőhálózat részleteinek kidolgozásának és ezzel párhuzamosan elkezdtük az első szakasz központi elemének, az Android alkalmazásnak a fejlesztését. Az Android alkalmazás fejlesztését agilis módszertan szerint végezzük. A porjekt szervezéséhez Kanbant használunk. A kódbázist git verziókövető rendszerben tároljuk. Reményeink szerint 2013 Q3-ban összeáll a keretrendszer, és a minimális működő funckionalitás valódi felhasználókkal is tesztelhető lesz. Ehhez már egyeztettünk önkéntes tanszéki alkalmazottakkal és diákokkal, akik vállalják a keretrendszer folyamatos futtatását.</text:p>
      <text:p text:style-name="Heading_20_1"><text:bookmark-start text:name="_Toc354642302"/><text:bookmark-start text:name="__RefHeading__839_1468588247"/><text:span text:style-name="T2">F</text:span><text:bookmark-end text:name="_Toc354642302"/><text:span text:style-name="T2">ejlesztés menete</text:span><text:bookmark-end text:name="__RefHeading__839_1468588247"/></text:p>
      <text:p text:style-name="P7"><text:span text:style-name="T2">A mai világban, amikor a szoftverek frissítéseinek eljuttatása a folyamatos és szélessávú internetkapcsolat, és a mobil operációs rendszerekben implementált automatizmusok miatt transzparens és gyros folyamat, a mobil alkalmazások fejlesztése már nem a hagyományos vízesés modellt követi. A diszkrét release-ek helyét a Continous Integration vette át, egy webes vagy mobil szoftver naponta akár több változáson is átmehet, melyek akár a felhasználó tudta nélkül is érvényre léphetnek az eszközén.</text:span></text:p>
      <text:p text:style-name="P7"><text:span text:style-name="T2">A Continous Integration támogatására több fejlesztési módszertan született. Ezek régen az extreme programming majd az aggilis fejlesztés kategóriájába estek, mára azonban ezek tekinthetőek normának. Ennek megfelelően mi is egy ilyen projektvezetési módszert használtunk.</text:span></text:p>
      <text:h text:style-name="P12" text:outline-level="1" text:is-list-header="true"><text:bookmark-start text:name="_Toc3546423031"/><text:bookmark-end text:name="_Toc3546423031"/><text:span text:style-name="T1">Módszertan</text:span></text:h>
      <text:p text:style-name="Standard"><text:span text:style-name="T1">A különböző aggilis módszertanok közül ehhez a projekthez a Kanbant választottuk. A Kanban egy vizuális projekt-irányítási módszer. A Kanban rendszer nem határidőkre és etapokra épít, hanem változásokra. A Kanban szemléletének alapja a változások meghatározása és követése. Segíti a Continous Integration szemlélet implementálását azzal, hogy minden fejlesztési lépéshez rögzíti azt a hozzáadott értéket, amivel a projekt több lesz annak elvégzésekor. Stabil állapotból stabil állapotba juttatva így a terméket.</text:span></text:p>
      <text:p text:style-name="Standard"><text:span text:style-name="T1">Egy olyan újszerű és összetett terméknél, mint a DroidLab, ez a megközelítés azért bizonyult nagyon hasznosnak, mert a kezdeti tervezés során egyértelművé vált, hogy az alkalmazás komplexitás szempontjából jól skálázódik: már egy nagyon egyszerű megoldás is használhatóvá teszi a rendszert, de sok olyan terület van, mely optimalizálást igényel hogy az alkalmazás széles körben való terjesztése gördülékeny legyen.</text:span></text:p>
      <text:h text:style-name="P12" text:outline-level="1" text:is-list-header="true"><text:bookmark-start text:name="_Toc3546423033"/><text:bookmark-end text:name="_Toc3546423033"/><text:bookmark-start text:name="_Toc3546423032"/><text:bookmark-end text:name="_Toc3546423032"/><text:span text:style-name="T1">Verziókövetés</text:span></text:h>
      <text:p text:style-name="P8"><text:span text:style-name="T1">A csapatmunka közös kódbázist igényel, ennek bevett eszközei a verziókezelő rendszerek. Ezek közül is a legrugalmasabb és aggilis projektekben legtöbbet használt a GIT. A GIT előnye a többi verziókezelővel szemben, hogy teljesen elosztott, nincs kitüntetett szerver, bármelyik két repo közt lehet szinkronizálni, és támogatja a lokális verziókezelést. E mellett jó multiplatform támogatása van és több fejlesztőeszközben is implementáltak hozzá plugint.</text:span></text:p>
      <text:p text:style-name="P8"><text:soft-page-break/><text:span text:style-name="T1">A verziókezelők használatának több módja van. A legszembetűnőbb az ágak használata. Hagyományos szoftver-projekteknél az egyes feature-öknek, release-eknek külön ágat tartanak fent, ahogyan van bugfix, experimental és egyéb célokra fenttartott speciális ág is. Az ágakon külön zajlik a fejlesztés, különböző ágakon ugyanannak a komponensnek különböző verzióin is dolgozhatnak. Ez kényelmes a fejlesztés közben, hiszen csak saját munkájukat kell követniük. Azonban megnehezíti a termék kiadását, <text:s/>mert a különböző feature-öket különböző ágakból kell merge-elni, és ez a folyamat konfliktusokhoz, rosszabb esetben rejtett inkompatibilitáshoz vezet. Ez hatalmas egyszeri overhead-et jelent a kiadásnál, ami általában a kiadás halogatásához vezet.</text:span></text:p>
      <text:p text:style-name="P8"><text:span text:style-name="T1">A Continous Integration elven fejlesztett termékeknél ezért egy ágat használnak, minden fejlesztőnek feladata, hogy elvégzett feladatonként meggyőződjön arról, hogy saját munkája kompatibilis a mások által közben készített kóddal. Naponta többször is merge-elik az egyes változásokat a közös ágba, így biztosítva, hogy az újabb fejlesztések már a legfrissebb hibajavításokra épülnek. Ez lehetővé teszi, hogy minden merge-elés után ki is adják a szoftvert, így az automatikus tesztelésen ki nem ütközött hibákról hamar érkezik felhasználói visszajelzés, a fejlesztő gyorsan javíthatja a hibát a frissen készített kódjában.</text:span></text:p>
      <text:p text:style-name="P8"><text:span text:style-name="T1">A repo-ban a forrásfile-ok mellett a fejlesztőeszköz-specifikus projekt-file-okat, teszteket és build fájlokat is tároljuk, ezzel megkönnyítve a fejlesztői környezet felépítését egy új eszközön. A projekt dokumentációt egyelőre szintén verziókövetés alatt tároljuk, erről át fogunk állni egy CMS alapú rendszerre amikor a projektet elérhetővé tesszük a külvilág számára.</text:span></text:p>
      <text:h text:style-name="P11" text:outline-level="1"><text:span text:style-name="T1">Fejlesztőeszközök</text:span></text:h>
      <text:p text:style-name="Standard"><text:span text:style-name="T1">Az Android alkalmazás-fejlesztés két támogatott fejlesztői eszköze az Eclipse alapú ADT és az IntelliJ alapú Android Studio. Mivel az utóbbit csak néhány hónapja mutatták be, és a fejlesztői csapat régóta használ Eclipse-et, ezért ezt választottuk.</text:span></text:p>
      <text:p text:style-name="Standard"><text:span text:style-name="T1">Automatikus build rendszert egyelőre nem használunk. A projektet főként az ADT részét képező ant scriptekkel build-eljük. Mivel a modulokat egy speciális formátumban töltjük fel a telefonra, ezt a csomagot saját készítésű ant script segítségével állítjuk elő.</text:span></text:p>
      <text:p text:style-name="Standard"><text:span text:style-name="T1">A fejlesztéshez valódi Android eszközöket használunk, mivel az emulátoron a pluginek jelentős része csak mock-szolgáltatásokat érne el. Szintén fontos, hogy az alkalmazás gördülékeny, jól kezelhető legyen, és ezt a fejlesztők egy valódi eszközön jobban fel tudják mérni.</text:span></text:p>
      <text:p text:style-name="Standard"><text:span text:style-name="T1">A git verziókezelő szervereként a GitHub szolgáltatást használtuk. Azért esett erre a választásunk, szemben egy tanszéki szerveren futó repo-val, mert a GitHub-on hostolt projektekhez könyebb felhasználókat felvenni és jó áttekintő felületeket nyújt a kódbázis alakulásáról.</text:span></text:p>
      <text:p text:style-name="Standard"><text:span text:style-name="T1">A Kanban módszertant a szintén ingyenes, online KanbanFlow eszközzel oldottuk meg.</text:span></text:p>
      <text:h text:style-name="P11" text:outline-level="1"><text:bookmark-start text:name="_Toc354642303"/><text:bookmark-end text:name="_Toc354642303"/><text:span text:style-name="T1">Tesztelés </text:span></text:h>
      <text:p text:style-name="Standard"><text:span text:style-name="T1">Az Android fejlesztőkörnyezet tartalmaz automatikus tesztelési lehetőséget. A rendszer unit-teszteléséhez ezt használjuk. Csak kis számú teszt készült, ezek gyorsan futnak, és ezért nincsenek teljesen automatizálva: minden fejlesztőnek saját felelőssége azokat a kód feltöltése előtt lefuttatni. A </text:span><text:soft-page-break/><text:span text:style-name="T1">későbbiekben át fogunk állni a Jenkins automatikus build rendszerre, azt követően a szoftver tesztelését egy tesztszerver fogja végezni.</text:span></text:p>
      <text:p text:style-name="Standard"><text:span text:style-name="T1">A szoftver funckionális tesztelése egyelőre manuálisan, debugger és log-üzenetek használatával történikk Hiányosság, hogy nincsenek definiált teszteseteink, ezen a szofver komplexitásának bővülésével változtatni fogunk, egyelőre nem idokolt mélyebb funkcionális tesztelés.</text:span></text:p>
      <text:p text:style-name="Heading_20_1"><text:span text:style-name="T1">Az elkészült alkalmazás felépítése</text:span></text:p>
      <text:p text:style-name="Text_20_body"><text:span text:style-name="T1">Mint az előző negyedéves beszámolóban írtuk, a kliens alkalmazás a keretrendszerből, a szolgáltatásokat biztosító pluginekből és a kutatók által eszközöknek küldött modulokból áll. Ezeknek a komponenseknek a fejlődése folyamatos, jelen dokumentumban a júniusig elkészült állapotot mutatjuk be.</text:span></text:p>
      <text:h text:style-name="P12" text:outline-level="1" text:is-list-header="true"><text:span text:style-name="T1">Modulok</text:span></text:h>
      <text:p text:style-name="P8"><text:span text:style-name="T1">A Lua script nyelv Androidos implementációit vizsgálva a negyedév során világossá vált, hogy bár sok szempontból előnyös lenne a modulokat Lua konténerben futtatni, a megvalósítás a projekt kereteibe nem fog beleférni, ezért végül a prototípusban is használt Java alapú megoldás mellett maradtunk. A modulok nem tartalmaznak Android-specifikus kódot, hagyományos Java projekt formájában fejleszthetőek az Interfaces projekt birtokában. Ez utóbbi a keretrendszer különálló része, mely mindenki számára elérhető lesz. A prototípus még nem volt képes a modulokat Jar file-okból felolvasni, a negyedéves munkánkat így ezzel kezdtük.</text:span></text:p>
      <text:p text:style-name="P8"><text:span text:style-name="T1">A modulokat tartalmazó Jar fájlokat a a JDK és az Android SDK Tools segítségével tudjuk előállítani. A több lépésből álló build folyamatot egy ant script-tel automatizáltuk, mely egy konfigurációs file-ból olvassa fel a modul-specifikus elérési utakat, file-neveket. A későbbiekben a fordítást a szerver fogja végezni, a kutatók a megfelelő ősosztályból leszármazó modul osztály forráskódját töltik majd fel a szerverre, ahol a kód egy szigorú biztonsági ellenőrzésen esik át, mely során biztosítjuk, hogy nem tartalmaz a keretrendszerre kártékony kódot. Ezt két szempontból vizsgáljuk, egyrészt, hogy nem végez illegális műveleteket, nem fér hozzá közvetlenül rendszer-erőforrásokhoz. Másfelől pedig hogy nem indít új szálat, nem regisztrál nem-megengedett eseménykezelőt. Csak így biztosítható, hogy egyértelműen követhető legyen a modul futása. Kódelemző segítségével fogjuk kiszűrni azokat a hivatkozásokat, metódushívásokat, melyek kimutatnak a biztonságos konténerből.</text:span></text:p>
      <text:p text:style-name="P8"><text:span text:style-name="T1">A modulok állapotát a modulnak kell perzisztálnia, amennyiben ez a működéséhez szükséges: a modulokat a keretrendszer minden telefon-induláskor újra betölti, és újrainicializálja. A modul létrehozásakor négy interface-t kap, melyek a működését segítik:</text:span></text:p>
      <text:p text:style-name="P8"><text:span text:style-name="T1">PluginCollection: Ezen az interface-en érhetőek el a rendszerre telepített pluginek.</text:span></text:p>
      <text:p text:style-name="P8"><text:span text:style-name="T1">Preferences: Ez az a perzisztens tár, ahova a modul a futása során felmerülő részeredményeket mentheti. A Preferences modulonként izolált tárhelyet biztosít.</text:span></text:p>
      <text:p text:style-name="P8"><text:span text:style-name="T1">Logger: A modul futásának eredményeit, futással kapcsolatos információkat a logger-re írhat ki. A Logger-re került üzeneteket a modul fejlesztője később eszközönként áttekintheti.</text:span></text:p>
      <text:p text:style-name="P8"><text:soft-page-break/><text:span text:style-name="T1">Timer: Lehetőséget ad a modulnak, hogy akár periodikusan, akár egy meghatározott jövőbeli időpontban lefusson a modul. A Tmer-en beállított időzítések nem perzisztensek, a telefon vagy az alkalmazás leállításakor elvesznek.</text:span></text:p>
      <text:h text:style-name="P13" text:outline-level="3" text:is-list-header="true"><text:span text:style-name="T1">Modul-plugin kommunikáció</text:span></text:h>
      <text:p text:style-name="P8"><text:span text:style-name="T1">A modulok és pluginek közti kommunikációt a keretrendszer vezérli. A modulok a keretrendszerben implementált PluginCollection interface-en keresztül. Az interface implementációja a felderített pluginekhhez egy-egy PluginAdapter-t hoz létre. Ezek a csonkok fedik el a rendszerkomponensek közti kommunikációt.</text:span></text:p>
      <text:p text:style-name="P8"><draw:frame draw:style-name="fr1" draw:name="graphics1" text:anchor-type="paragraph" svg:width="1.8547in" svg:height="1.0425in" draw:z-index="0"><draw:image xlink:href="Pictures/200000070000126700000A57D39CC2F0.svm" xlink:type="simple" xlink:show="embed" xlink:actuate="onLoad"/></draw:frame><text:span text:style-name="T1">A PluginAdapter implementálja a Plugin interface-t.</text:span></text:p>
      <text:p text:style-name="P8"><draw:frame draw:style-name="fr1" draw:name="graphics2" text:anchor-type="paragraph" svg:width="3.4902in" svg:height="2.552in" draw:z-index="1"><draw:image xlink:href="Pictures/20000007000022A100001953564E0174.svm" xlink:type="simple" xlink:show="embed" xlink:actuate="onLoad"/></draw:frame><text:span text:style-name="T1">A Plugin interface metódusai kétféle működési módot támogatnak: a kérés-válasz és a feliratkozás-értesítés módokat. Mindkét mód asszinkron, ami kicsit megnehezíti a modulfejlesztők helyzetét. Azért e mellett döntöttünk, mert ez igazodik legjobban az Android platform szerkezetéhez.</text:span></text:p>
      <text:p text:style-name="P8"><text:span text:style-name="T1">A kérés-válasz típusú funkciók esetén a hívó felet, és csak a hívó felet fogják értesíteni ha megérkezik a válasz, és a válasz csak egyszer fog megérkezni. Ha nem jön válasz, a keretrendszer a plugin-t hibásnak tekinti.</text:span></text:p>
      <text:p text:style-name="P8"><text:span text:style-name="T1">A feliratkozás-értesítés megközelítés ettől annyiban tér el, hogy a keretrendszer nem tartalmaz automatikus hiba-jelző mechanizmust, a modul nem fogja érzékelni a hibát. Ellenben az eseményre való feliratkozás után – mely szintén nem perzisztens, a keretrendszer újraindulásakor újra fel kell iratkozni az eseményekre – többször is érkezhet visszajelzés az esemény bekövetkezéséről. Ezen felül egy esemény bekövetkezéséről minden feliratkozott modul értesül.</text:span></text:p>
      <text:h text:style-name="Heading_20_4" text:outline-level="4"><text:soft-page-break/><text:span text:style-name="T1">Metódushívás</text:span></text:h>
      <text:p text:style-name="P8"><text:span text:style-name="T1">HIÁNYZÓ ÁBRA</text:span></text:p>
      <text:p text:style-name="P8"><text:span text:style-name="T1">A plugin által kezdeményezett metódus-hívásban legalább négy, esetleg öt komponens vesz részt. A modul a kapott Plugin interface-en a callMethodAsync metódushívással kezdeményezheti a kiválasztott plugin metódusának meghívását. Ez a metódus egyből visszatér egy hívás-azonosítóval, ennek az azonosítónak a segítségével fogja tudni a híváshoz hozzárendelni a modul a visszakapott eredményt.</text:span></text:p>
      <text:p text:style-name="P8"><text:span text:style-name="T1">A metódushívás a PluginAdapterhez fog beérkezni, ezen a ponton végezhetőek el a szükséges kvóta-ellenőrzések. A PluginAdapter ezt követően a hívást egy Intent-té sorosítja, és elküldi a megfelelő pluginnek.</text:span></text:p>
      <text:p text:style-name="P8"><text:span text:style-name="T1">A fogadó oldalon az absztrakt PluginCommunicationInterface fogadja a hívást. Ez az osztály csatolja a Plugin interface-t a keretrendszerhez. A plugin-ben implementált metódusok nagy része rövid futási idejű <text:s/>szinkron metódus lesz, de a keretrendszer lehetőséget ad hosszabban futó feladatok megvalósítására is, ezeket azonban az Android platform kötöttségei miatt nem lehet szinkron módon kezelni. Hosszú funkció esetén a Plugin-en meghívott callMethodSync hibát kell dojon, mely jelzi a PluginCommunicationInterface felé, hogy ne küldjön vissza intentet. A funnkció egy szolgáltatásban kerül megvalósításra, mely csak akkor küldi vissza a várt eredményt vagy hibajelentést, ha a háttérben futó folyamatok befejezi.</text:span></text:p>
      <text:p text:style-name="P8"><text:span text:style-name="T1">Mind a szolgáltatás nyomán születő „asszinkron” Intent, akár a Plugin metódushívás eredményeként születő „szinkron” Intent ugyanazon a mechnizmuson keresztül érkezik vissza a modulhoz. Ez azért lehetséges, mert a hívó modul eleve asszinkron működésre számít, ezért a szolgáltatás-hívással bevezetett késleltetés és asszinkronitás a modul elől el van fedve. A plugin elküldi a keretrendszernek, a keretreendszer csökkenti a kvótákat az elhasznált mennyiséggel, ellenőrzi, hogy a fogadó modulnak van-e még futási joga. Majd a PluginAdapter törli a kérés azonosítóját a futó kérések közül és meghívja a válaszra várakozót.</text:span></text:p>
      <text:h text:style-name="Heading_20_4" text:outline-level="4"><text:span text:style-name="T1">Eseményre való feliratkozás</text:span></text:h>
      <text:p text:style-name="P8"><text:span text:style-name="T1">Az eseményekre való feliratkozást szintén a modul kezdeményezi. Meghívja a PluginAdapter regisztrációs metódusát, mely felveszi az eseményre várók listájára, és egyben maga is feliratkozik a megfelelő Intent-re, ha korábban ezt nem tette meg. A feliratkozásokat az Android operációs rendszer kezeli, ezek nem jutnak el a pluginokik, amik feliratkozottaktól függetlenül elküldik az eseményt leíró intentet az esemény bekövetkezésekor.</text:span></text:p>
      <text:p text:style-name="P8"><text:span text:style-name="T1">Az Intent-et a PluginAdapter elkapja, a tartalmát értelmezi és a kiolvasott paraméterekkel meghívja a megfelelő eseménykezelőket.</text:span></text:p>
      <text:h text:style-name="P14" text:outline-level="3" text:is-list-header="true"><text:span text:style-name="T1">Modul fejlesztés</text:span></text:h>
      <text:p text:style-name="P8"><text:span text:style-name="T1">A modulok egyszerű mérési feladatok elvégzésére szolgáló szoftverdarabok. Jellemzően nem implementálnak bonyolult logikát. Jellemzően háromféle működésük lehet, vagy ezek kombinációja is elképzelhető:</text:span></text:p>
      <text:list xml:id="list4151609093492992641" text:style-name="L2">
        <text:list-item>
          <text:p text:style-name="P9"><text:span text:style-name="T1">Aktív mérőmodul: az ilyen modul jellemzően önálló hálózati méréseket végez, csomagokat küld és fogad rögzített szerverekről és azok késleltetését, sávszélességét, csomagvesztési arányát vizsgálja. Ez </text:span><text:soft-page-break/><text:span text:style-name="T1">a funkcionalitás implementálható modul szinten, a plugin egyszerű funkcióit használva, de ha csomagonként kellene jelzéseket küldeni a teljes rendszeren keresztül, az túlzott overhead lenne. A DroidLab szemléletébe jobban illeszkedik az a megközelítés, melyben a mérés logikáját a plugin implementálja, és a modulok csak a mérés paramétereit állítják be, majd a választ dolgozzák fel.</text:span></text:p>
        </text:list-item>
        <text:list-item>
          <text:p text:style-name="P9"><text:span text:style-name="T1">Protokollt implementáló modul: Elosztott hálózati protokollok tesztelésére is használható a DroidLab. A jelzésrendszer tesztelésére a modul különböző eszközökön futó példányai váltanak egymással üzeneteket. Ekkor a modul komplex belső állapotot őriz, és annak megfelelően reagál a beérkező üzenetekre.</text:span></text:p>
        </text:list-item>
        <text:list-item>
          <text:p text:style-name="P9"><text:span text:style-name="T1">Monitorozó modul: Eseményeket gyűjt, vagy periodikusan fut le és rendszerinformációt olvas ki, ezeken minimális feldolgozást végez majd menti az eredményeket.</text:span></text:p>
        </text:list-item>
      </text:list>
      <text:p text:style-name="P8"><text:span text:style-name="T1">Mint korábban utaltunk rá, a modulok Java nyelven készülnek. A modul-fejlesztést gyorsítandó tesztelésük szerver nélkül is megodlott, a modulok egy lokális könyvtárból is feltöltésre kerülhetnek. <text:s/>A modulfejlesztőnek az Interfaces projektre, a használni kívánt pluginek dokumentációjára, és a SampleModule projektre van szüksége saját modulja elkészítéséhez. Teszteléséhez pedig a keretrendszer-alkalmazás tesztelői változatára.</text:span></text:p>
      <text:p text:style-name="P8"><draw:frame draw:style-name="fr2" draw:name="graphics3" text:anchor-type="paragraph" svg:width="3.848in" svg:height="9.0902in" draw:z-index="2"><draw:image xlink:href="Pictures/200000070000272D00005C32481C2413.svm" xlink:type="simple" xlink:show="embed" xlink:actuate="onLoad"/></draw:frame><text:soft-page-break/><text:span text:style-name="T1"/></text:p>
      <text:p text:style-name="P8"><text:soft-page-break/><text:span text:style-name="T1">A modul egyetlen osztályból kell álljon, ez a ModuleBase osztályból származik le. Az init metódusának meghívásakor kell a perzisztens tárból kiolvasnia állapotát, feliratkoznia az annak megfelelő eseményekre, és elindítania az időzítéseket.</text:span></text:p>
      <text:p text:style-name="P8"><text:span text:style-name="T1">Ezt követően a receiver metódusokat fogja hívni a keretrendszer, ha esemény következik be, vagy válasz, hiba érkezik egy metódushívás nyomán. A run metódus fog lefutni, ha egy timer lejár.</text:span></text:p>
      <text:p text:style-name="P8"><text:span text:style-name="T1">A modul belső állapotát minden változásnál, mely a további működést befolyásolja ki kell menteni a perzisztens tárba, így biztosítható, hogy az alkalmazás újraindulásakor a mérés folytatódjon. A modul futásának eredményeit a Logger-rel kell kiiratni, a loggolt eredmények fognak eljutni a fejlesztőhöz a mérés közben és a mérés végén. A loggolt eredményeket a modul futása során nem olvashatja vissza, ezért az állapot-tárolásra nem alkalmas.</text:span></text:p>
      <text:h text:style-name="P12" text:outline-level="1" text:is-list-header="true"><text:span text:style-name="T1">Pluginek</text:span></text:h>
      <text:p text:style-name="P8"><text:span text:style-name="T1">A negyedéves munkánknak fontos részét képezte, hogy véglegesült a pluginek és a keretrendszer közti kommunikáció.</text:span></text:p>
      <text:h text:style-name="P12" text:outline-level="1" text:is-list-header="true"><text:span text:style-name="T1">Keretrendszer</text:span></text:h>
      <text:p text:style-name="P6"><text:span text:style-name="T1">A keretrendszer vezérli a többi komponens működését. A keretrendszer kommunikál a szerverrel: fogad modulokat és küld vissza mérési eredményeket. A jövőben a keretrendszer feladata lesz a biztonság szavatolása és az erőforrás-használat mérése és kiosztása. Bár ez utóbbi két funkciót a negyedévben még nem valósítottuk meg, a keretrendszer fejlesztésekor szem előtt tartottuk ezeknek a funkcióknak az előkészítését. Így ezeket a jövőben a keretrendszer és a használt kommunikációs modell módosítása nélkül, csupán a keretrendszert kiegészítve meg fogjuk tudni valósíta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100%" fo:margin-left="0.248in" fo:margin-right="0in" fo:margin-top="0.3335in" fo:margin-bottom="0.1665in" fo:keep-together="always" fo:text-indent="-0.248in" style:auto-text-indent="false"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class="text">
      <style:paragraph-properties fo:margin="100%" fo:margin-left="0.248in" fo:margin-right="0in" fo:margin-top="0.139in" fo:margin-bottom="0.0835in" fo:keep-together="always" fo:text-indent="-0.248in" style:auto-text-indent="false"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fo:keep-together="always" fo:keep-with-next="always"/>
      <style:text-properties fo:color="#243f60" style:font-name="Cambria"/>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102in"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hu" fo:country="HU"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ím_20_Char" style:display-name="Cím Char" style:family="text" style:parent-style-name="Default_20_Paragraph_20_Font">
      <style:text-properties fo:color="#17365d" style:font-name="Cambria" fo:font-size="26pt" fo:letter-spacing="0.0035in" style:letter-kerning="true" style:font-size-asian="26pt" style:font-size-complex="26pt"/>
    </style:style>
    <style:style style:name="Alcím_20_Char" style:display-name="Alcím Char" style:family="text" style:parent-style-name="Default_20_Paragraph_20_Font">
      <style:text-properties fo:color="#4f81bd" style:font-name="Cambria" fo:font-size="12pt" fo:letter-spacing="0.0102in" fo:font-style="italic" style:font-size-asian="12pt" style:font-style-asian="italic" style:font-size-complex="12pt" style:font-style-complex="italic"/>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weight-complex="bold"/>
    </style:style>
    <style:style style:name="Címsor_20_4_20_Char" style:display-name="Címsor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Címsor_20_5_20_Char" style:display-name="Címsor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48in" fo:margin-left="0.248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jthabalazs</meta:initial-creator>
    <meta:editing-cycles>59</meta:editing-cycles>
    <meta:creation-date>2013-04-25T06:37:00</meta:creation-date>
    <dc:date>2013-07-10T09:04:05.92</dc:date>
    <meta:editing-duration>P1DT7H3M30S</meta:editing-duration>
    <meta:generator>OpenOffice.org/3.4.1$Win32 OpenOffice.org_project/341m1$Build-9593</meta:generator>
    <meta:document-statistic meta:table-count="0" meta:image-count="3" meta:object-count="0" meta:page-count="9" meta:paragraph-count="64" meta:word-count="2162" meta:character-count="166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